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1d6829"/>
    </style:style>
    <style:style style:name="P2" style:family="paragraph" style:parent-style-name="Standard" style:list-style-name="L1">
      <style:text-properties officeooo:paragraph-rsid="001d6829"/>
    </style:style>
    <style:style style:name="P3" style:family="paragraph" style:parent-style-name="Standard" style:list-style-name="L1">
      <style:text-properties officeooo:rsid="00182fcf" officeooo:paragraph-rsid="001d6829"/>
    </style:style>
    <style:style style:name="P4" style:family="paragraph" style:parent-style-name="Standard" style:list-style-name="L1">
      <style:text-properties officeooo:rsid="0019f8b5" officeooo:paragraph-rsid="001d6829"/>
    </style:style>
    <style:style style:name="P5" style:family="paragraph" style:parent-style-name="Standard" style:list-style-name="L1">
      <style:text-properties officeooo:rsid="001bfe9e" officeooo:paragraph-rsid="001d6829"/>
    </style:style>
    <style:style style:name="P6" style:family="paragraph" style:parent-style-name="Standard" style:list-style-name="L1">
      <style:text-properties officeooo:rsid="001f31e1" officeooo:paragraph-rsid="001f31e1"/>
    </style:style>
    <style:style style:name="P7" style:family="paragraph" style:parent-style-name="Standard">
      <style:text-properties officeooo:rsid="001f31e1" officeooo:paragraph-rsid="001f31e1"/>
    </style:style>
    <style:style style:name="P8" style:family="paragraph" style:parent-style-name="Standard">
      <style:text-properties fo:font-size="12pt" officeooo:rsid="001f31e1" officeooo:paragraph-rsid="001f31e1" style:font-size-asian="10.5pt" style:font-size-complex="12pt"/>
    </style:style>
    <style:style style:name="P9" style:family="paragraph" style:parent-style-name="Standard">
      <style:text-properties style:font-name="Liberation Sans" fo:font-size="18.2000007629395pt" fo:font-weight="bold" officeooo:rsid="0020209c" officeooo:paragraph-rsid="0020209c" style:font-size-asian="15.8999996185303pt" style:font-weight-asian="bold" style:font-size-complex="18.2000007629395pt" style:font-weight-complex="bold"/>
    </style:style>
    <style:style style:name="P10" style:family="paragraph" style:parent-style-name="Standard" style:list-style-name="L2">
      <style:text-properties style:font-name="Liberation Serif" fo:font-size="12pt" fo:font-weight="normal" officeooo:rsid="0020209c" officeooo:paragraph-rsid="0020209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weight="bold" officeooo:rsid="0019f8b5" officeooo:paragraph-rsid="001d6829" style:font-weight-asian="bold" style:font-weight-complex="bold"/>
    </style:style>
    <style:style style:name="P12" style:family="paragraph" style:parent-style-name="Heading_20_1">
      <style:text-properties officeooo:paragraph-rsid="001d6829"/>
    </style:style>
    <style:style style:name="P13" style:family="paragraph" style:parent-style-name="Heading_20_1">
      <style:text-properties officeooo:rsid="0019f8b5" officeooo:paragraph-rsid="001d6829"/>
    </style:style>
    <style:style style:name="T1" style:family="text">
      <style:text-properties officeooo:rsid="00182fcf"/>
    </style:style>
    <style:style style:name="T2" style:family="text">
      <style:text-properties officeooo:rsid="001daf7f"/>
    </style:style>
    <style:style style:name="T3" style:family="text">
      <style:text-properties officeooo:rsid="001b8805"/>
    </style:style>
    <style:style style:name="T4" style:family="text">
      <style:text-properties officeooo:rsid="001f72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du groupe &lt;tout le monde&gt;</text:p>
      <text:h text:style-name="P12" text:outline-level="1"><text:date style:data-style-name="N37" text:date-value="2015-01-05T16:12:55.303265964" text:fixed="true">05/01/15</text:date></text:h>
      <text:list xml:id="list8525920079552858032" text:style-name="L1">
        <text:list-item>
          <text:p text:style-name="P2"><text:span text:style-name="T1">Nous avons cloné le dépôt git </text:span><text:a xlink:type="simple" xlink:href="https://github.com/DamienCassou/lille-game-framework.git" text:style-name="Internet_20_link" text:visited-style-name="Visited_20_Internet_20_Link"><text:span text:style-name="T1">lille-game-framework</text:span></text:a><text:span text:style-name="T1">.</text:span></text:p>
        </text:list-item>
        <text:list-item>
          <text:p text:style-name="P3">Nous avons commencé un diagramme UML représentant la structure de ce framework en utilisant <text:a xlink:type="simple" xlink:href="http://www.umlet.com/" text:style-name="Internet_20_link" text:visited-style-name="Visited_20_Internet_20_Link">UMLet</text:a>.</text:p>
        </text:list-item>
        <text:list-item>
          <text:p text:style-name="P4">Nous avons essayé de lire la « doc », mais n'étant pour l'instant pas très fournie, nous attendons de finir l'UML afin de pouvoir mieux analyser le framework.</text:p>
        </text:list-item>
      </text:list>
      <text:p text:style-name="P11"/>
      <text:h text:style-name="P13" text:outline-level="1"><text:date style:data-style-name="N37" text:date-value="2015-01-12T14:44:54.695312250" text:fixed="true">12/01/15</text:date></text:h>
      <text:list xml:id="list220014304441654" text:continue-numbering="true" text:style-name="L1">
        <text:list-item>
          <text:p text:style-name="P4">Nous avons <text:span text:style-name="T3">commencé par un brainstorming sur la conception du jeu (un Zelda-like) et ses contraintes</text:span>.</text:p>
        </text:list-item>
        <text:list-item>
          <text:p text:style-name="P5">Nous avons commencé à créer une classe Main afin de tester le framework existant <text:span text:style-name="T2">(charger une fenêtre avec un background personnalisé).</text:span></text:p>
        </text:list-item>
        <text:list-item>
          <text:p text:style-name="P6">On a <text:span text:style-name="T4">implémenté</text:span> de nouvelles branches sur git et proposé un pull request sur l'UML.</text:p>
        </text:list-item>
      </text:list>
      <text:p text:style-name="P7"/>
      <text:p text:style-name="P8"/>
      <text:p text:style-name="P9">19/01/15</text:p>
      <text:list xml:id="list7281606182640117414" text:style-name="L2">
        <text:list-item>
          <text:p text:style-name="P10">Nous avons mis en place les différentes classe liés aux différentes entité du jeu : le personnage principal et les ennemies, ainsi que les murs.</text:p>
        </text:list-item>
        <text:list-item>
          <text:p text:style-name="P10">Nous les avons liés à des images ainsi que des stratégies de mouvement leurs correspondant.</text:p>
        </text:list-item>
        <text:list-item>
          <text:p text:style-name="P10">Nous avons donc aussi manipulé le sprite manager pour que la bonne image soit affichées au bon moment.</text:p>
        </text:list-item>
        <text:list-item>
          <text:p text:style-name="P10">Nous avons ajouter une stratégie 8 direction en se basant sur la stratégie keyboard que nous avons ensuite proposé sur le dépôt. 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evi Alexandre</meta:initial-creator>
    <meta:creation-date>2015-01-05T16:10:18.296296516</meta:creation-date>
    <dc:date>2015-01-25T22:00:13.739409398</dc:date>
    <meta:editing-duration>PT1H33M26S</meta:editing-duration>
    <meta:editing-cycles>10</meta:editing-cycles>
    <meta:generator>LibreOffice/4.2.7.2$Linux_x86 LibreOffice_project/420m0$Build-2</meta:generator>
    <meta:document-statistic meta:table-count="0" meta:image-count="0" meta:object-count="0" meta:page-count="1" meta:paragraph-count="14" meta:word-count="203" meta:character-count="1168" meta:non-whitespace-character-count="987"/>
  </office:meta>
</office:document-meta>
</file>